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556in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5896in"/>
    </style:style>
    <style:style style:name="Table2.B" style:family="table-column">
      <style:table-column-properties style:column-width="0.915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1861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965in"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style:font-name="Helvetica1" fo:font-size="12pt" fo:font-weight="bold" style:font-size-asian="12pt" style:font-weight-asian="bold" style:font-name-complex="Helvetica1"/>
    </style:style>
    <style:style style:name="P3" style:family="paragraph" style:parent-style-name="Standard">
      <style:text-properties style:font-name="Helvetica1" fo:font-size="12pt" style:font-size-asian="12pt" style:font-name-complex="Helvetica1"/>
    </style:style>
    <style:style style:name="P4" style:family="paragraph" style:parent-style-name="Standard">
      <style:paragraph-properties style:snap-to-layout-grid="false"/>
      <style:text-properties style:font-name="Helvetica1" fo:font-size="12pt" style:font-size-asian="12pt" style:font-name-complex="Helvetica1"/>
    </style:style>
    <style:style style:name="P5" style:family="paragraph" style:parent-style-name="Standard">
      <style:text-properties style:font-name="Helvetica1" style:font-name-complex="Helvetica1"/>
    </style:style>
    <style:style style:name="P6" style:family="paragraph" style:parent-style-name="Standard"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P9" style:family="paragraph" style:parent-style-name="Standard">
      <style:paragraph-properties style:snap-to-layout-grid="false"/>
      <style:text-properties style:font-name="Helvetica" fo:font-size="10pt" style:font-size-asian="10pt" style:font-name-complex="Helvetica1" style:font-size-complex="10pt"/>
    </style:style>
    <style:style style:name="P10" style:family="paragraph" style:parent-style-name="Standard"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Helvetica1" style:font-name-complex="Helvetica1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Helvetica1" fo:font-weight="normal" style:font-weight-asian="normal" style:font-name-complex="Helvetica1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Helvetica1" style:font-name-complex="Helvetica1"/>
    </style:style>
    <style:style style:name="P15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style:font-name="Helvetica" fo:font-size="10pt" style:font-size-asian="10pt" style:font-size-complex="10pt"/>
    </style:style>
    <style:style style:name="P16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Helvetica" fo:font-size="10pt" fo:letter-spacing="normal" fo:font-style="normal" fo:font-weight="normal" style:font-size-asian="10pt" style:font-size-complex="10pt"/>
    </style:style>
    <style:style style:name="P17" style:family="paragraph" style:parent-style-name="Heading_20_1">
      <style:paragraph-properties style:snap-to-layout-grid="false"/>
      <style:text-properties style:font-name="Helvetica1" fo:language="zxx" fo:country="none" fo:font-weight="bold" style:language-asian="zxx" style:country-asian="none" style:font-weight-asian="bold" style:font-name-complex="Helvetica1"/>
    </style:style>
    <style:style style:name="P18" style:family="paragraph" style:parent-style-name="Heading_20_1">
      <style:paragraph-properties style:snap-to-layout-grid="false"/>
      <style:text-properties style:font-name="Helvetica1" fo:font-weight="bold" style:font-weight-asian="bold" style:font-name-complex="Helvetica1"/>
    </style:style>
    <style:style style:name="P19" style:family="paragraph" style:parent-style-name="Heading_20_1">
      <style:text-properties style:font-name="Helvetica1" fo:font-size="10pt" fo:font-weight="bold" style:font-size-asian="10pt" style:font-weight-asian="bold" style:font-name-complex="Helvetica1" style:font-size-complex="10pt"/>
    </style:style>
    <style:style style:name="P20" style:family="paragraph" style:parent-style-name="Standard" style:list-style-name="WW8Num4">
      <style:text-properties style:font-name="Helvetica1" fo:font-size="12pt" officeooo:paragraph-rsid="001cdf0b" style:font-size-asian="12pt" style:font-name-complex="Helvetica1" style:font-size-complex="12pt"/>
    </style:style>
    <style:style style:name="P21" style:family="paragraph" style:parent-style-name="Standard" style:list-style-name="WW8Num4">
      <style:text-properties style:font-name="Helvetica1" fo:font-size="12pt" officeooo:paragraph-rsid="001ea124" style:font-size-asian="12pt" style:font-name-complex="Helvetica1" style:font-size-complex="12pt"/>
    </style:style>
    <style:style style:name="P22" style:family="paragraph" style:parent-style-name="Standard">
      <style:text-properties officeooo:paragraph-rsid="0020ca1f"/>
    </style:style>
    <style:style style:name="P23" style:family="paragraph" style:parent-style-name="Standard">
      <style:paragraph-properties fo:margin-left="0.25in" fo:margin-right="0in" fo:text-indent="0in" style:auto-text-indent="false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1cdf0b" style:font-name-complex="Helvetica1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1ea124" style:font-name-complex="Helvetica1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1ff093" style:font-name-complex="Helvetica1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fo:color="#ff0000" style:font-name="Helvetica1" fo:font-weight="bold" style:font-weight-asian="bold" style:font-name-complex="Helvetica1" style:font-weight-complex="bold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fo:color="#000000"/>
    </style:style>
    <style:style style:name="P29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1" style:font-name-complex="Helvetica1"/>
    </style:style>
    <style:style style:name="P30" style:family="paragraph" style:parent-style-name="Heading_20_3">
      <style:paragraph-properties style:snap-to-layout-grid="false"/>
      <style:text-properties style:font-name="Helvetica1" fo:font-weight="bold" style:font-weight-asian="bold" style:font-name-complex="Helvetica1"/>
    </style:style>
    <style:style style:name="P31" style:family="paragraph" style:parent-style-name="Heading_20_3">
      <style:text-properties style:font-name="Helvetica1" fo:font-size="10pt" style:font-size-asian="10pt" style:font-name-complex="Helvetica1" style:font-size-complex="10pt"/>
    </style:style>
    <style:style style:name="P32" style:family="paragraph" style:parent-style-name="Heading_20_3">
      <style:paragraph-properties fo:text-align="center" style:justify-single-word="false"/>
      <style:text-properties style:font-name="Helvetica1" fo:font-size="10pt" style:font-size-asian="10pt" style:font-name-complex="Helvetica1" style:font-size-complex="10pt"/>
    </style:style>
    <style:style style:name="P33" style:family="paragraph" style:parent-style-name="Heading_20_3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T1" style:family="text">
      <style:text-properties style:font-name="Helvetica1" style:font-name-complex="Helvetica1"/>
    </style:style>
    <style:style style:name="T2" style:family="text">
      <style:text-properties style:font-name="Helvetica1" style:font-name-complex="Helvetica1" text:display="true"/>
    </style:style>
    <style:style style:name="T3" style:family="text">
      <style:text-properties style:font-name="Helvetica1" officeooo:rsid="001cdf0b" style:font-name-complex="Helvetica1"/>
    </style:style>
    <style:style style:name="T4" style:family="text">
      <style:text-properties style:font-name="Helvetica1" officeooo:rsid="00225b3b" style:font-name-complex="Helvetica1"/>
    </style:style>
    <style:style style:name="T5" style:family="text">
      <style:text-properties style:font-name="Helvetica1" fo:font-weight="bold" style:font-weight-asian="bold" style:font-name-complex="Helvetica1" style:font-weight-complex="bold"/>
    </style:style>
    <style:style style:name="T6" style:family="text">
      <style:text-properties style:font-name="Helvetica1" fo:font-size="10pt" style:font-size-asian="10pt" style:font-name-complex="Helvetica1" style:font-size-complex="10pt" text:display="true"/>
    </style:style>
    <style:style style:name="T7" style:family="text">
      <style:text-properties style:font-name="Helvetica1" fo:font-size="10pt" officeooo:rsid="0020ca1f" style:font-size-asian="10pt" style:font-name-complex="Helvetica1" style:font-size-complex="10pt" text:display="true"/>
    </style:style>
    <style:style style:name="T8" style:family="text">
      <style:text-properties style:font-name="Helvetica1" fo:font-weight="normal" style:font-weight-asian="normal" style:font-name-complex="Helvetica1" style:font-weight-complex="normal"/>
    </style:style>
    <style:style style:name="T9" style:family="text">
      <style:text-properties style:font-name="Helvetica1" fo:font-weight="normal" officeooo:rsid="001ea124" style:font-weight-asian="normal" style:font-name-complex="Helvetica1" style:font-weight-complex="normal"/>
    </style:style>
    <style:style style:name="T10" style:family="text">
      <style:text-properties style:font-name="Helvetica1" fo:font-weight="normal" officeooo:rsid="001f9e15" style:font-weight-asian="normal" style:font-name-complex="Helvetica1" style:font-weight-complex="normal"/>
    </style:style>
    <style:style style:name="T11" style:family="text">
      <style:text-properties style:font-name="Helvetica1" fo:font-weight="normal" officeooo:rsid="001ff093" style:font-weight-asian="normal" style:font-name-complex="Helvetica1" style:font-weight-complex="normal"/>
    </style:style>
    <style:style style:name="T12" style:family="text">
      <style:text-properties style:font-name="Helvetica1" fo:font-weight="normal" officeooo:rsid="00225b3b" style:font-weight-asian="normal" style:font-name-complex="Helvetica1" style:font-weight-complex="normal"/>
    </style:style>
    <style:style style:name="T13" style:family="text">
      <style:text-properties fo:font-variant="normal" fo:text-transform="none" fo:color="#222222" style:font-name="Helvetica" fo:font-size="10pt" fo:letter-spacing="normal" fo:font-style="normal" fo:font-weight="normal" style:font-size-asian="10pt" style:font-name-complex="Helvetica1" style:font-size-complex="10pt" text:display="true"/>
    </style:style>
    <style:style style:name="T14" style:family="text">
      <style:text-properties fo:font-variant="normal" fo:text-transform="none" fo:color="#222222" fo:letter-spacing="normal" fo:font-style="normal" fo:font-weight="normal"/>
    </style:style>
    <style:style style:name="T15" style:family="text">
      <style:text-properties style:font-name="Helvetica" fo:font-size="10pt" style:font-size-asian="10pt" style:font-name-complex="Helvetica1" style:font-size-complex="10pt" text:display="true"/>
    </style:style>
    <style:style style:name="T16" style:family="text">
      <style:text-properties officeooo:rsid="001cdf0b"/>
    </style:style>
    <style:style style:name="T17" style:family="text">
      <style:text-properties officeooo:rsid="001ea124"/>
    </style:style>
    <style:style style:name="T18" style:family="text">
      <style:text-properties officeooo:rsid="001ff093"/>
    </style:style>
    <style:style style:name="T19" style:family="text">
      <style:text-properties officeooo:rsid="0020ca1f"/>
    </style:style>
    <style:style style:name="T20" style:family="text">
      <style:text-properties officeooo:rsid="00225b3b"/>
    </style:style>
    <style:style style:name="T2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1" draw:name="graphics1" text:anchor-type="char" svg:x="1.7071in" svg:y="0.1516in" svg:width="0.75in" svg:height="0.738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8F07C93C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9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8" text:outline-level="1"/>
          </table:table-cell>
          <table:table-cell table:style-name="Table1.A2" table:number-columns-spanned="2" office:value-type="string">
            <text:h text:style-name="P30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3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6">Date</text:p>
          </table:table-cell>
          <table:table-cell table:style-name="Table1.F3" office:value-type="string">
            <text:p text:style-name="P8">0<text:span text:style-name="T19">9</text:span>.12.13</text:p>
          </table:table-cell>
        </table:table-row>
        <table:table-row table:style-name="Table1.3">
          <table:table-cell table:style-name="Table1.A3" office:value-type="string">
            <text:h text:style-name="P33" text:outline-level="3"/>
          </table:table-cell>
          <table:table-cell table:style-name="Table1.A3" table:number-columns-spanned="3" office:value-type="string">
            <text:p text:style-name="P8"/>
          </table:table-cell>
          <table:covered-table-cell/>
          <table:covered-table-cell/>
          <table:table-cell table:style-name="Table1.A3" office:value-type="string">
            <text:h text:style-name="P31" text:outline-level="3">Start-end time</text:h>
          </table:table-cell>
          <table:table-cell table:style-name="Table1.F3" office:value-type="string">
            <text:p text:style-name="P8">07:<text:span text:style-name="T19">15</text:span>:00 PM – 0<text:span text:style-name="T19">7</text:span>:<text:span text:style-name="T19">50</text:span>:00 PM</text:p>
          </table:table-cell>
        </table:table-row>
        <table:table-row table:style-name="Table1.3">
          <table:table-cell table:style-name="Table1.A3" office:value-type="string">
            <text:h text:style-name="P31" text:outline-level="3">Responsible</text:h>
          </table:table-cell>
          <table:table-cell table:style-name="Table1.A3" table:number-columns-spanned="3" office:value-type="string">
            <text:p text:style-name="P22"><text:span text:style-name="Comment_20_Reference"><text:span text:style-name="T7">Nikola Radisavljevic</text:span></text:span></text:p>
          </table:table-cell>
          <table:covered-table-cell/>
          <table:covered-table-cell/>
          <table:table-cell table:style-name="Table1.A3" office:value-type="string">
            <text:h text:style-name="P31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6">Skype / Hangouts</text:span></text:span></text:p>
            <text:p text:style-name="Standard"><text:span text:style-name="Comment_20_Reference"><text:span text:style-name="T6">IT-SWE-CRO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ttended by</text:p>
                </table:table-cell>
                <table:table-cell table:style-name="Table2.A1" office:value-type="string">
                  <text:p text:style-name="P7">Location</text:p>
                </table:table-cell>
                <table:table-cell table:style-name="Table2.C1" office:value-type="string">
                  <text:p text:style-name="P7">Remarks</text:p>
                </table:table-cell>
              </table:table-row>
              <table:table-row table:style-name="Table2.2">
                <table:table-cell table:style-name="Table2.A6" office:value-type="string">
                  <text:p text:style-name="P9">Andrea Bottoli</text:p>
                </table:table-cell>
                <table:table-cell table:style-name="Table2.B6" office:value-type="string">
                  <text:p text:style-name="P9"><text:span text:style-name="T14">Milano</text:span> 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P9">Dzana Kujan</text:p>
                </table:table-cell>
                <table:table-cell table:style-name="Table2.B6" office:value-type="string">
                  <text:p text:style-name="P9"><text:span text:style-name="T14">Västerås</text:span> 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Standard"><text:span text:style-name="Comment_20_Reference"><text:span text:style-name="T15">Lorenzo Pagliari</text:span></text:span></text:p>
                </table:table-cell>
                <table:table-cell table:style-name="Table2.B6" office:value-type="string">
                  <text:p text:style-name="P9"><text:span text:style-name="T14">Milano</text:span> 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P10">Marko Brčić</text:p>
                </table:table-cell>
                <table:table-cell table:style-name="Table2.B6" office:value-type="string">
                  <text:p text:style-name="P9">Zagreb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6">
                <table:table-cell table:style-name="Table2.A6" office:value-type="string">
                  <text:p text:style-name="P9">Miraldi Fifo</text:p>
                </table:table-cell>
                <table:table-cell table:style-name="Table2.B6" office:value-type="string">
                  <text:p text:style-name="Standard"><text:span text:style-name="Comment_20_Reference"><text:span text:style-name="T13">Västerås</text:span></text:span><text:span text:style-name="Comment_20_Reference"><text:span text:style-name="T15"> </text:span></text:span>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6">
                <table:table-cell table:style-name="Table2.A8" office:value-type="string">
                  <text:p text:style-name="P9">Nikola Radisavljevic</text:p>
                </table:table-cell>
                <table:table-cell table:style-name="Table2.B8" office:value-type="string">
                  <text:p text:style-name="P15"><text:span text:style-name="T14">Västerås</text:span> </text:p>
                </table:table-cell>
                <table:table-cell table:style-name="Table2.C8" office:value-type="string">
                  <text:p text:style-name="P8"/>
                </table:table-cell>
              </table:table-row>
              <table:table-row table:style-name="Table2.6">
                <table:table-cell table:style-name="Table2.A8" office:value-type="string">
                  <text:p text:style-name="P9">Jörn Tillmanns</text:p>
                </table:table-cell>
                <table:table-cell table:style-name="Table2.B8" office:value-type="string">
                  <text:p text:style-name="P16">Västerås</text:p>
                </table:table-cell>
                <table:table-cell table:style-name="Table2.C8" office:value-type="string">
                  <text:p text:style-name="P8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list xml:id="list39370767" text:style-name="WW8Num4">
        <text:list-item>
          <text:p text:style-name="P20"><text:span text:style-name="T16">Math engine status</text:span></text:p>
        </text:list-item>
      </text:list>
      <text:p text:style-name="Standard"><text:span text:style-name="Comment_20_Reference"><text:span text:style-name="T2"/></text:span></text:p>
      <text:p text:style-name="P24"><text:span text:style-name="T16">Lorenzo explained the math engine in more details and changes in history diagram. Math engine makes calculations for hour, day... Should be run automatic after parser.</text:span></text:p>
      <text:p text:style-name="P13"/>
      <text:p text:style-name="P11"><text:span text:style-name="T5">ACTION:</text:span><text:span text:style-name="T1"> </text:span><text:span text:style-name="T3">Lorenzo will continue work on </text:span><text:span text:style-name="T4">this in following days.</text:span></text:p>
      <text:p text:style-name="P14"/>
      <text:p text:style-name="P12"/>
      <text:list xml:id="list35305519" text:continue-numbering="true" text:style-name="WW8Num4">
        <text:list-item>
          <text:p text:style-name="P20"><text:span text:style-name="T16">Authentication system</text:span></text:p>
        </text:list-item>
      </text:list>
      <text:p text:style-name="P5"/>
      <text:p text:style-name="P26"><text:span text:style-name="T18">It would be nice to have authentication system ASAP. </text:span></text:p>
      <text:p text:style-name="P27"/>
      <text:p text:style-name="P28"><text:span text:style-name="T5">ACTION:</text:span><text:span text:style-name="T1"> </text:span><text:span text:style-name="T11">Jorn </text:span><text:span text:style-name="T12">will</text:span><text:span text:style-name="T11"> work on it.</text:span></text:p>
      <text:p text:style-name="P13"/>
      <text:p text:style-name="P12"/>
      <text:list xml:id="list35276645" text:continue-numbering="true" text:style-name="WW8Num4">
        <text:list-item>
          <text:p text:style-name="P21"><text:span text:style-name="T17">Dealing with Apache Tomcat</text:span></text:p>
        </text:list-item>
      </text:list>
      <text:p text:style-name="Standard"><text:span text:style-name="Comment_20_Reference"><text:span text:style-name="T2"/></text:span></text:p>
      <text:p text:style-name="P12"><text:span text:style-name="T17">Marko </text:span><text:span text:style-name="T20">tried to</text:span><text:span text:style-name="T17"> explain how to deploy application </text:span><text:span text:style-name="T20">on server</text:span><text:span text:style-name="T17">.</text:span> </text:p>
      <text:p text:style-name="P12"/>
      <text:p text:style-name="P11"><text:span text:style-name="T5">CONCLUSION:</text:span><text:span text:style-name="T8"> </text:span><text:span text:style-name="T9">If someone wants to deploy in following days, Marko is person for that.</text:span></text:p>
      <text:p text:style-name="P12"/>
      <text:list xml:id="list35301418" text:continue-numbering="true" text:style-name="WW8Num4">
        <text:list-item>
          <text:p text:style-name="P21"><text:span text:style-name="T17">Graphs</text:span></text:p>
        </text:list-item>
      </text:list>
      <text:p text:style-name="Standard"><text:span text:style-name="Comment_20_Reference"><text:span text:style-name="T2"/></text:span></text:p>
      <text:p text:style-name="P25"><text:span text:style-name="T17">Dzana and Nikola explained why they changed graphs, and what are limitations of new graphs. </text:span><text:span text:style-name="T20">Old graphs didn't have options for changing shown interval. New graphs cannot present more then 7500 sampels, but we do not need that much on one graph.</text:span></text:p>
      <text:p text:style-name="P12"/>
      <text:p text:style-name="P11"><text:span text:style-name="T5">CONCLUSION: </text:span><text:span text:style-name="T11">New graphs are better</text:span><text:span text:style-name="T8">.</text:span></text:p>
      <text:p text:style-name="P13"/>
      <text:p text:style-name="P11"><text:span text:style-name="T5">ACTION:</text:span><text:span text:style-name="T8"> </text:span><text:span text:style-name="T11">Nikola and Dzana will continue working on those in next period.</text:span></text:p>
      <text:p text:style-name="P12"/>
      <text:list xml:id="list35291521" text:continue-numbering="true" text:style-name="WW8Num4">
        <text:list-item>
          <text:p text:style-name="P21"><text:span text:style-name="T17">Virtual machine problem</text:span></text:p>
        </text:list-item>
      </text:list>
      <text:p text:style-name="Standard"><text:span text:style-name="Comment_20_Reference"><text:span text:style-name="T2"/></text:span></text:p>
      <text:p text:style-name="P25"><text:span text:style-name="T17">Marko explained why virtual machine was down. </text:span><text:span text:style-name="T20">During the backup a problem occurs.</text:span><text:span text:style-name="T17"> </text:span></text:p>
      <text:p text:style-name="P12"/>
      <text:p text:style-name="P11"><text:span text:style-name="T5">CONCLUSION: </text:span><text:span text:style-name="T8">M</text:span><text:span text:style-name="T9">arko and Jorn </text:span><text:span text:style-name="T10">are responsible for this </text:span><text:span text:style-name="T11">for now.</text:span></text:p>
      <text:p text:style-name="P11"><text:span text:style-name="T1"/></text:p>
      <text:p text:style-name="P14"><text:soft-page-break/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3in"/>
      </text:list-level-style-number>
      <text:list-level-style-number text:level="2" text:style-name="RTF_5f_Num_20_5_20_2" style:num-format="">
        <style:list-level-properties text:min-label-width="0.4in"/>
      </text:list-level-style-number>
      <text:list-level-style-number text:level="3" text:style-name="RTF_5f_Num_20_5_20_3" style:num-format="">
        <style:list-level-properties text:min-label-width="0.5in"/>
      </text:list-level-style-number>
      <text:list-level-style-number text:level="4" text:style-name="RTF_5f_Num_20_5_20_4" style:num-format="">
        <style:list-level-properties text:min-label-width="0.6in"/>
      </text:list-level-style-number>
      <text:list-level-style-number text:level="5" text:style-name="RTF_5f_Num_20_5_20_5" style:num-format="">
        <style:list-level-properties text:min-label-width="0.7in"/>
      </text:list-level-style-number>
      <text:list-level-style-number text:level="6" text:style-name="RTF_5f_Num_20_5_20_6" style:num-format="">
        <style:list-level-properties text:min-label-width="0.8in"/>
      </text:list-level-style-number>
      <text:list-level-style-number text:level="7" text:style-name="RTF_5f_Num_20_5_20_7" style:num-format="">
        <style:list-level-properties text:min-label-width="0.9in"/>
      </text:list-level-style-number>
      <text:list-level-style-number text:level="8" text:style-name="RTF_5f_Num_20_5_20_8" style:num-format="">
        <style:list-level-properties text:min-label-width="1in"/>
      </text:list-level-style-number>
      <text:list-level-style-number text:level="9" text:style-name="RTF_5f_Num_20_5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date>2013-12-10T15:14:50.15</dc:date>
    <meta:print-date>1998-10-09T11:53:00</meta:print-date>
    <meta:editing-cycles>24</meta:editing-cycles>
    <meta:editing-duration>P2DT19H1M29S</meta:editing-duration>
    <meta:generator>LibreOffice/3.6$Windows_x86 LibreOffice_project/2ef5aff-a6fb0ff-166bdff-cf087ad-0f1389</meta:generator>
    <meta:document-statistic meta:table-count="2" meta:image-count="3" meta:object-count="0" meta:page-count="2" meta:paragraph-count="46" meta:word-count="227" meta:character-count="1403" meta:non-whitespace-character-count="1219"/>
  </office:meta>
</office:document-meta>
</file>